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id="id1" draw:layer="layout" svg:width="5.5cm" svg:height="4.5cm" svg:x="4.09cm" svg:y="4.5cm">
          <text:p text:style-name="P1">S1</text:p>
        </draw:ellipse>
        <draw:ellipse draw:style-name="gr1" draw:text-style-name="P1" draw:id="id2" draw:layer="layout" svg:width="6cm" svg:height="4.5cm" svg:x="12.59cm" svg:y="4.5cm">
          <text:p text:style-name="P1">S2</text:p>
        </draw:ellipse>
        <draw:connector draw:style-name="gr2" draw:text-style-name="P1" draw:layer="layout" draw:type="curve" draw:line-skew="-0.643cm" svg:x1="6.84cm" svg:y1="4.5cm" svg:x2="15.59cm" svg:y2="4.5cm" draw:start-shape="id1" draw:start-glue-point="0" draw:end-shape="id2" draw:end-glue-point="0" svg:d="m6840 4500c0-1714 8750-1714 8750 0">
          <text:p/>
        </draw:connector>
        <draw:frame draw:style-name="gr3" draw:text-style-name="P3" draw:layer="layout" svg:width="3cm" svg:height="0.962cm" svg:x="9.59cm" svg:y="1.5cm">
          <draw:text-box>
            <text:p text:style-name="P2"><text:span text:style-name="T1">0</text:span></text:p>
          </draw:text-box>
        </draw:frame>
        <draw:connector draw:style-name="gr2" draw:text-style-name="P1" draw:layer="layout" draw:type="curve" draw:line-skew="0.857cm" svg:x1="15.59cm" svg:y1="9cm" svg:x2="6.84cm" svg:y2="9cm" draw:start-shape="id2" draw:start-glue-point="2" draw:end-shape="id1" svg:d="m15590 9000c0 2035-8750 2035-8750 0">
          <text:p/>
        </draw:connector>
        <draw:connector draw:style-name="gr2" draw:text-style-name="P1" draw:layer="layout" draw:type="line" svg:x1="1.59cm" svg:y1="6.639cm" svg:x2="4.09cm" svg:y2="6.75cm" draw:end-shape="id1" draw:end-glue-point="3" svg:d="m1590 6639 2500 111">
          <text:p/>
        </draw:connector>
        <draw:frame draw:style-name="gr3" draw:text-style-name="P3" draw:layer="layout" svg:width="3cm" svg:height="0.962cm" svg:x="9.59cm" svg:y="11cm">
          <draw:text-box>
            <text:p text:style-name="P2"><text:span text:style-name="T1">0</text:span></text:p>
          </draw:text-box>
        </draw:frame>
        <draw:ellipse draw:style-name="gr1" draw:text-style-name="P1" draw:layer="layout" svg:width="4.5cm" svg:height="3.5cm" svg:x="4.59cm" svg:y="5cm">
          <text:p text:style-name="P1">S1</text:p>
        </draw:ellipse>
        <draw:connector draw:style-name="gr2" draw:text-style-name="P1" draw:layer="layout" draw:type="curve" draw:line-skew="-0.812cm -0.812cm" svg:x1="4.09cm" svg:y1="6.75cm" svg:x2="6.84cm" svg:y2="4.5cm" draw:start-shape="id1" draw:start-glue-point="3" draw:end-shape="id1" draw:end-glue-point="0" svg:d="m4090 6750c-1968 0-1640-1781-461-2836s3211-1382 3211 586">
          <text:p/>
        </draw:connector>
        <draw:connector draw:style-name="gr2" draw:text-style-name="P1" draw:layer="layout" draw:type="curve" draw:line-skew="-1.312cm 0.813cm" svg:x1="15.59cm" svg:y1="4.5cm" svg:x2="18.59cm" svg:y2="6.75cm" draw:start-shape="id2" draw:start-glue-point="0" draw:end-shape="id2" draw:end-glue-point="1" svg:d="m15590 4500c0-2718 2157-2265 3399-1023s1570 3273-399 3273">
          <text:p/>
        </draw:connector>
        <draw:frame draw:style-name="gr3" draw:text-style-name="P3" draw:layer="layout" svg:width="3cm" svg:height="0.962cm" svg:x="1.59cm" svg:y="3cm">
          <draw:text-box>
            <text:p text:style-name="P2"><text:span text:style-name="T1">1</text:span></text:p>
          </draw:text-box>
        </draw:frame>
        <draw:frame draw:style-name="gr3" draw:text-style-name="P3" draw:layer="layout" svg:width="3cm" svg:height="0.962cm" svg:x="17.59cm" svg:y="2.5cm">
          <draw:text-box>
            <text:p text:style-name="P2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27T11:05:56</meta:creation-date>
    <dc:date>2009-03-27T11:32:51</dc:date>
    <meta:editing-duration>PT00H16M42S</meta:editing-duration>
    <meta:editing-cycles>3</meta:editing-cycles>
    <meta:generator>OpenOffice.org/3.0$Unix OpenOffice.org_project/300m9$Build-9358</meta:gener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